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9862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1.3291in"/>
    </style:style>
    <style:style style:name="co17" style:family="table-column">
      <style:table-column-properties fo:break-before="auto" style:column-width="1.2429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53082" calcext:value-type="float">
            <text:p>1.153082</text:p>
          </table:table-cell>
          <table:table-cell office:value-type="float" office:value="1.818045" calcext:value-type="float">
            <text:p>1.818045</text:p>
          </table:table-cell>
          <table:table-cell office:value-type="float" office:value="4.210326" calcext:value-type="float">
            <text:p>4.210326</text:p>
          </table:table-cell>
          <table:table-cell office:value-type="float" office:value="3.925774" calcext:value-type="float">
            <text:p>3.925774</text:p>
          </table:table-cell>
          <table:table-cell office:value-type="float" office:value="60.259092" calcext:value-type="float">
            <text:p>60.2590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0789" calcext:value-type="float">
            <text:p>1.000789</text:p>
          </table:table-cell>
          <table:table-cell office:value-type="float" office:value="1.168997" calcext:value-type="float">
            <text:p>1.168997</text:p>
          </table:table-cell>
          <table:table-cell office:value-type="float" office:value="1.058463" calcext:value-type="float">
            <text:p>1.058463</text:p>
          </table:table-cell>
          <table:table-cell office:value-type="float" office:value="9.822423" calcext:value-type="float">
            <text:p>9.8224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4421" calcext:value-type="float">
            <text:p>1.024421</text:p>
          </table:table-cell>
          <table:table-cell office:value-type="float" office:value="1.253952" calcext:value-type="float">
            <text:p>1.253952</text:p>
          </table:table-cell>
          <table:table-cell office:value-type="float" office:value="1.163585" calcext:value-type="float">
            <text:p>1.163585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0025" calcext:value-type="float">
            <text:p>1.000025</text:p>
          </table:table-cell>
          <table:table-cell office:value-type="float" office:value="1.050776" calcext:value-type="float">
            <text:p>1.050776</text:p>
          </table:table-cell>
          <table:table-cell office:value-type="float" office:value="1.366678" calcext:value-type="float">
            <text:p>1.366678</text:p>
          </table:table-cell>
          <table:table-cell office:value-type="float" office:value="1.26561" calcext:value-type="float">
            <text:p>1.26561</text:p>
          </table:table-cell>
          <table:table-cell office:value-type="float" office:value="17.4" calcext:value-type="float">
            <text:p>17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02152" calcext:value-type="float">
            <text:p>1.002152</text:p>
          </table:table-cell>
          <table:table-cell office:value-type="float" office:value="1.054441" calcext:value-type="float">
            <text:p>1.054441</text:p>
          </table:table-cell>
          <table:table-cell office:value-type="float" office:value="1.56836" calcext:value-type="float">
            <text:p>1.56836</text:p>
          </table:table-cell>
          <table:table-cell office:value-type="float" office:value="1.245161" calcext:value-type="float">
            <text:p>1.245161</text:p>
          </table:table-cell>
          <table:table-cell office:value-type="float" office:value="37.39824" calcext:value-type="float">
            <text:p>37.398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00013" calcext:value-type="float">
            <text:p>1.000013</text:p>
          </table:table-cell>
          <table:table-cell office:value-type="float" office:value="1.048218" calcext:value-type="float">
            <text:p>1.048218</text:p>
          </table:table-cell>
          <table:table-cell office:value-type="float" office:value="1.90206" calcext:value-type="float">
            <text:p>1.90206</text:p>
          </table:table-cell>
          <table:table-cell office:value-type="float" office:value="1.318084" calcext:value-type="float">
            <text:p>1.318084</text:p>
          </table:table-cell>
          <table:table-cell office:value-type="float" office:value="38.440256" calcext:value-type="float">
            <text:p>38.4402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05275" calcext:value-type="float">
            <text:p>1.005275</text:p>
          </table:table-cell>
          <table:table-cell office:value-type="float" office:value="1.088781" calcext:value-type="float">
            <text:p>1.088781</text:p>
          </table:table-cell>
          <table:table-cell office:value-type="float" office:value="2.054258" calcext:value-type="float">
            <text:p>2.054258</text:p>
          </table:table-cell>
          <table:table-cell office:value-type="float" office:value="2.118129" calcext:value-type="float">
            <text:p>2.118129</text:p>
          </table:table-cell>
          <table:table-cell office:value-type="float" office:value="18.639282" calcext:value-type="float">
            <text:p>18.639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56407" calcext:value-type="float">
            <text:p>1.156407</text:p>
          </table:table-cell>
          <table:table-cell office:value-type="float" office:value="1.812769" calcext:value-type="float">
            <text:p>1.812769</text:p>
          </table:table-cell>
          <table:table-cell office:value-type="float" office:value="4.218313" calcext:value-type="float">
            <text:p>4.218313</text:p>
          </table:table-cell>
          <table:table-cell office:value-type="float" office:value="3.947107" calcext:value-type="float">
            <text:p>3.947107</text:p>
          </table:table-cell>
          <table:table-cell office:value-type="float" office:value="60.259092" calcext:value-type="float">
            <text:p>60.2590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4402" calcext:value-type="float">
            <text:p>1.024402</text:p>
          </table:table-cell>
          <table:table-cell office:value-type="float" office:value="1.221216" calcext:value-type="float">
            <text:p>1.221216</text:p>
          </table:table-cell>
          <table:table-cell office:value-type="float" office:value="3.051419" calcext:value-type="float">
            <text:p>3.051419</text:p>
          </table:table-cell>
          <table:table-cell office:value-type="float" office:value="1.970927" calcext:value-type="float">
            <text:p>1.970927</text:p>
          </table:table-cell>
          <table:table-cell office:value-type="float" office:value="178.61544" calcext:value-type="float">
            <text:p>178.615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4844" calcext:value-type="float">
            <text:p>1.004844</text:p>
          </table:table-cell>
          <table:table-cell office:value-type="float" office:value="1.148614" calcext:value-type="float">
            <text:p>1.148614</text:p>
          </table:table-cell>
          <table:table-cell office:value-type="float" office:value="2.356843" calcext:value-type="float">
            <text:p>2.356843</text:p>
          </table:table-cell>
          <table:table-cell office:value-type="float" office:value="1.621526" calcext:value-type="float">
            <text:p>1.621526</text:p>
          </table:table-cell>
          <table:table-cell office:value-type="float" office:value="112.35637" calcext:value-type="float">
            <text:p>112.356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6839" calcext:value-type="float">
            <text:p>1.006839</text:p>
          </table:table-cell>
          <table:table-cell office:value-type="float" office:value="1.148588" calcext:value-type="float">
            <text:p>1.148588</text:p>
          </table:table-cell>
          <table:table-cell office:value-type="float" office:value="2.19055" calcext:value-type="float">
            <text:p>2.19055</text:p>
          </table:table-cell>
          <table:table-cell office:value-type="float" office:value="1.587298" calcext:value-type="float">
            <text:p>1.587298</text:p>
          </table:table-cell>
          <table:table-cell office:value-type="float" office:value="72.120214" calcext:value-type="float">
            <text:p>72.1202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07291" calcext:value-type="float">
            <text:p>1.007291</text:p>
          </table:table-cell>
          <table:table-cell office:value-type="float" office:value="1.09778" calcext:value-type="float">
            <text:p>1.09778</text:p>
          </table:table-cell>
          <table:table-cell office:value-type="float" office:value="2.664803" calcext:value-type="float">
            <text:p>2.664803</text:p>
          </table:table-cell>
          <table:table-cell office:value-type="float" office:value="1.494184" calcext:value-type="float">
            <text:p>1.494184</text:p>
          </table:table-cell>
          <table:table-cell office:value-type="float" office:value="188.214583" calcext:value-type="float">
            <text:p>188.2145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02679" calcext:value-type="float">
            <text:p>1.002679</text:p>
          </table:table-cell>
          <table:table-cell office:value-type="float" office:value="1.103041" calcext:value-type="float">
            <text:p>1.103041</text:p>
          </table:table-cell>
          <table:table-cell office:value-type="float" office:value="2.632195" calcext:value-type="float">
            <text:p>2.632195</text:p>
          </table:table-cell>
          <table:table-cell office:value-type="float" office:value="1.731289" calcext:value-type="float">
            <text:p>1.731289</text:p>
          </table:table-cell>
          <table:table-cell office:value-type="float" office:value="57.417456" calcext:value-type="float">
            <text:p>57.4174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05149" calcext:value-type="float">
            <text:p>1.005149</text:p>
          </table:table-cell>
          <table:table-cell office:value-type="float" office:value="1.098417" calcext:value-type="float">
            <text:p>1.098417</text:p>
          </table:table-cell>
          <table:table-cell office:value-type="float" office:value="2.148828" calcext:value-type="float">
            <text:p>2.148828</text:p>
          </table:table-cell>
          <table:table-cell office:value-type="float" office:value="2.151763" calcext:value-type="float">
            <text:p>2.151763</text:p>
          </table:table-cell>
          <table:table-cell office:value-type="float" office:value="18.627203" calcext:value-type="float">
            <text:p>18.6272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800135" calcext:value-type="float">
            <text:p>1.800135</text:p>
          </table:table-cell>
          <table:table-cell office:value-type="float" office:value="4.087351" calcext:value-type="float">
            <text:p>4.087351</text:p>
          </table:table-cell>
          <table:table-cell office:value-type="float" office:value="3.849367" calcext:value-type="float">
            <text:p>3.849367</text:p>
          </table:table-cell>
          <table:table-cell office:value-type="float" office:value="60.259092" calcext:value-type="float">
            <text:p>60.2590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53082" calcext:value-type="float">
            <text:p>1.153082</text:p>
          </table:table-cell>
          <table:table-cell office:value-type="float" office:value="1.778281" calcext:value-type="float">
            <text:p>1.778281</text:p>
          </table:table-cell>
          <table:table-cell office:value-type="float" office:value="4.050902" calcext:value-type="float">
            <text:p>4.050902</text:p>
          </table:table-cell>
          <table:table-cell office:value-type="float" office:value="3.783115" calcext:value-type="float">
            <text:p>3.783115</text:p>
          </table:table-cell>
          <table:table-cell office:value-type="float" office:value="60.259092" calcext:value-type="float">
            <text:p>60.2590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0789" calcext:value-type="float">
            <text:p>1.000789</text:p>
          </table:table-cell>
          <table:table-cell office:value-type="float" office:value="1.163734" calcext:value-type="float">
            <text:p>1.163734</text:p>
          </table:table-cell>
          <table:table-cell office:value-type="float" office:value="1.057785" calcext:value-type="float">
            <text:p>1.057785</text:p>
          </table:table-cell>
          <table:table-cell office:value-type="float" office:value="9.822423" calcext:value-type="float">
            <text:p>9.8224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4157" calcext:value-type="float">
            <text:p>1.024157</text:p>
          </table:table-cell>
          <table:table-cell office:value-type="float" office:value="1.356833" calcext:value-type="float">
            <text:p>1.356833</text:p>
          </table:table-cell>
          <table:table-cell office:value-type="float" office:value="1.159062" calcext:value-type="float">
            <text:p>1.159062</text:p>
          </table:table-cell>
          <table:table-cell office:value-type="float" office:value="43.235407" calcext:value-type="float">
            <text:p>43.2354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0075" calcext:value-type="float">
            <text:p>1.000075</text:p>
          </table:table-cell>
          <table:table-cell office:value-type="float" office:value="1.053221" calcext:value-type="float">
            <text:p>1.053221</text:p>
          </table:table-cell>
          <table:table-cell office:value-type="float" office:value="1.364704" calcext:value-type="float">
            <text:p>1.364704</text:p>
          </table:table-cell>
          <table:table-cell office:value-type="float" office:value="1.263862" calcext:value-type="float">
            <text:p>1.263862</text:p>
          </table:table-cell>
          <table:table-cell office:value-type="float" office:value="17.4" calcext:value-type="float">
            <text:p>17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02593" calcext:value-type="float">
            <text:p>1.002593</text:p>
          </table:table-cell>
          <table:table-cell office:value-type="float" office:value="1.058585" calcext:value-type="float">
            <text:p>1.058585</text:p>
          </table:table-cell>
          <table:table-cell office:value-type="float" office:value="1.570017" calcext:value-type="float">
            <text:p>1.570017</text:p>
          </table:table-cell>
          <table:table-cell office:value-type="float" office:value="1.260252" calcext:value-type="float">
            <text:p>1.260252</text:p>
          </table:table-cell>
          <table:table-cell office:value-type="float" office:value="37.39824" calcext:value-type="float">
            <text:p>37.398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.044036" calcext:value-type="float">
            <text:p>1.044036</text:p>
          </table:table-cell>
          <table:table-cell office:value-type="float" office:value="1.875293" calcext:value-type="float">
            <text:p>1.875293</text:p>
          </table:table-cell>
          <table:table-cell office:value-type="float" office:value="1.27974" calcext:value-type="float">
            <text:p>1.27974</text:p>
          </table:table-cell>
          <table:table-cell office:value-type="float" office:value="38.440256" calcext:value-type="float">
            <text:p>38.4402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05402" calcext:value-type="float">
            <text:p>1.005402</text:p>
          </table:table-cell>
          <table:table-cell office:value-type="float" office:value="1.09285" calcext:value-type="float">
            <text:p>1.09285</text:p>
          </table:table-cell>
          <table:table-cell office:value-type="float" office:value="2.04449" calcext:value-type="float">
            <text:p>2.04449</text:p>
          </table:table-cell>
          <table:table-cell office:value-type="float" office:value="2.084494" calcext:value-type="float">
            <text:p>2.084494</text:p>
          </table:table-cell>
          <table:table-cell office:value-type="float" office:value="18.639282" calcext:value-type="float">
            <text:p>18.639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4748" calcext:value-type="float">
            <text:p>1.14748</text:p>
          </table:table-cell>
          <table:table-cell office:value-type="float" office:value="1.742639" calcext:value-type="float">
            <text:p>1.742639</text:p>
          </table:table-cell>
          <table:table-cell office:value-type="float" office:value="3.996259" calcext:value-type="float">
            <text:p>3.996259</text:p>
          </table:table-cell>
          <table:table-cell office:value-type="float" office:value="3.720139" calcext:value-type="float">
            <text:p>3.720139</text:p>
          </table:table-cell>
          <table:table-cell office:value-type="float" office:value="60.259092" calcext:value-type="float">
            <text:p>60.2590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424" calcext:value-type="float">
            <text:p>1.019424</text:p>
          </table:table-cell>
          <table:table-cell office:value-type="float" office:value="1.200238" calcext:value-type="float">
            <text:p>1.200238</text:p>
          </table:table-cell>
          <table:table-cell office:value-type="float" office:value="2.851959" calcext:value-type="float">
            <text:p>2.851959</text:p>
          </table:table-cell>
          <table:table-cell office:value-type="float" office:value="1.875872" calcext:value-type="float">
            <text:p>1.875872</text:p>
          </table:table-cell>
          <table:table-cell office:value-type="float" office:value="178.61544" calcext:value-type="float">
            <text:p>178.615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5288" calcext:value-type="float">
            <text:p>1.005288</text:p>
          </table:table-cell>
          <table:table-cell office:value-type="float" office:value="1.152051" calcext:value-type="float">
            <text:p>1.152051</text:p>
          </table:table-cell>
          <table:table-cell office:value-type="float" office:value="2.302077" calcext:value-type="float">
            <text:p>2.302077</text:p>
          </table:table-cell>
          <table:table-cell office:value-type="float" office:value="1.621526" calcext:value-type="float">
            <text:p>1.621526</text:p>
          </table:table-cell>
          <table:table-cell office:value-type="float" office:value="112.35637" calcext:value-type="float">
            <text:p>112.356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8093" calcext:value-type="float">
            <text:p>1.008093</text:p>
          </table:table-cell>
          <table:table-cell office:value-type="float" office:value="1.148588" calcext:value-type="float">
            <text:p>1.148588</text:p>
          </table:table-cell>
          <table:table-cell office:value-type="float" office:value="2.108623" calcext:value-type="float">
            <text:p>2.108623</text:p>
          </table:table-cell>
          <table:table-cell office:value-type="float" office:value="1.568026" calcext:value-type="float">
            <text:p>1.568026</text:p>
          </table:table-cell>
          <table:table-cell office:value-type="float" office:value="72.120214" calcext:value-type="float">
            <text:p>72.1202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08254" calcext:value-type="float">
            <text:p>1.008254</text:p>
          </table:table-cell>
          <table:table-cell office:value-type="float" office:value="1.095247" calcext:value-type="float">
            <text:p>1.095247</text:p>
          </table:table-cell>
          <table:table-cell office:value-type="float" office:value="1.89129" calcext:value-type="float">
            <text:p>1.89129</text:p>
          </table:table-cell>
          <table:table-cell office:value-type="float" office:value="1.472425" calcext:value-type="float">
            <text:p>1.472425</text:p>
          </table:table-cell>
          <table:table-cell office:value-type="float" office:value="33.001921" calcext:value-type="float">
            <text:p>33.0019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0433" calcext:value-type="float">
            <text:p>1.00433</text:p>
          </table:table-cell>
          <table:table-cell office:value-type="float" office:value="1.106288" calcext:value-type="float">
            <text:p>1.106288</text:p>
          </table:table-cell>
          <table:table-cell office:value-type="float" office:value="2.5789" calcext:value-type="float">
            <text:p>2.5789</text:p>
          </table:table-cell>
          <table:table-cell office:value-type="float" office:value="1.718033" calcext:value-type="float">
            <text:p>1.718033</text:p>
          </table:table-cell>
          <table:table-cell office:value-type="float" office:value="57.417456" calcext:value-type="float">
            <text:p>57.4174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005402" calcext:value-type="float">
            <text:p>1.005402</text:p>
          </table:table-cell>
          <table:table-cell office:value-type="float" office:value="1.102616" calcext:value-type="float">
            <text:p>1.102616</text:p>
          </table:table-cell>
          <table:table-cell office:value-type="float" office:value="2.146736" calcext:value-type="float">
            <text:p>2.146736</text:p>
          </table:table-cell>
          <table:table-cell office:value-type="float" office:value="2.194819" calcext:value-type="float">
            <text:p>2.194819</text:p>
          </table:table-cell>
          <table:table-cell office:value-type="float" office:value="18.627203" calcext:value-type="float">
            <text:p>18.6272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45613" calcext:value-type="float">
            <text:p>1.145613</text:p>
          </table:table-cell>
          <table:table-cell office:value-type="float" office:value="1.746317" calcext:value-type="float">
            <text:p>1.746317</text:p>
          </table:table-cell>
          <table:table-cell office:value-type="float" office:value="3.955072" calcext:value-type="float">
            <text:p>3.955072</text:p>
          </table:table-cell>
          <table:table-cell office:value-type="float" office:value="3.726736" calcext:value-type="float">
            <text:p>3.726736</text:p>
          </table:table-cell>
          <table:table-cell office:value-type="float" office:value="60.259092" calcext:value-type="float">
            <text:p>60.2590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97219" calcext:value-type="float">
            <text:p>1.097219</text:p>
          </table:table-cell>
          <table:table-cell office:value-type="float" office:value="2.462353" calcext:value-type="float">
            <text:p>2.462353</text:p>
          </table:table-cell>
          <table:table-cell office:value-type="float" office:value="1.640655" calcext:value-type="float">
            <text:p>1.640655</text:p>
          </table:table-cell>
          <table:table-cell office:value-type="float" office:value="64.174557" calcext:value-type="float">
            <text:p>64.1745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146853" calcext:value-type="float">
            <text:p>1.146853</text:p>
          </table:table-cell>
          <table:table-cell office:value-type="float" office:value="1.057785" calcext:value-type="float">
            <text:p>1.057785</text:p>
          </table:table-cell>
          <table:table-cell office:value-type="float" office:value="9.822423" calcext:value-type="float">
            <text:p>9.8224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4294" calcext:value-type="float">
            <text:p>1.014294</text:p>
          </table:table-cell>
          <table:table-cell office:value-type="float" office:value="1.182587" calcext:value-type="float">
            <text:p>1.182587</text:p>
          </table:table-cell>
          <table:table-cell office:value-type="float" office:value="1.136316" calcext:value-type="float">
            <text:p>1.136316</text:p>
          </table:table-cell>
          <table:table-cell office:value-type="float" office:value="6.718153" calcext:value-type="float">
            <text:p>6.7181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355" calcext:value-type="float">
            <text:p>1.019355</text:p>
          </table:table-cell>
          <table:table-cell office:value-type="float" office:value="1.251428" calcext:value-type="float">
            <text:p>1.251428</text:p>
          </table:table-cell>
          <table:table-cell office:value-type="float" office:value="1.176613" calcext:value-type="float">
            <text:p>1.176613</text:p>
          </table:table-cell>
          <table:table-cell office:value-type="float" office:value="7.378335" calcext:value-type="float">
            <text:p>7.3783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1574" calcext:value-type="float">
            <text:p>1.011574</text:p>
          </table:table-cell>
          <table:table-cell office:value-type="float" office:value="1.365457" calcext:value-type="float">
            <text:p>1.365457</text:p>
          </table:table-cell>
          <table:table-cell office:value-type="float" office:value="1.165049" calcext:value-type="float">
            <text:p>1.165049</text:p>
          </table:table-cell>
          <table:table-cell office:value-type="float" office:value="21.47049" calcext:value-type="float">
            <text:p>21.470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95" calcext:value-type="float">
            <text:p>1.000095</text:p>
          </table:table-cell>
          <table:table-cell office:value-type="float" office:value="1.489837" calcext:value-type="float">
            <text:p>1.489837</text:p>
          </table:table-cell>
          <table:table-cell office:value-type="float" office:value="1.119014" calcext:value-type="float">
            <text:p>1.119014</text:p>
          </table:table-cell>
          <table:table-cell office:value-type="float" office:value="17.721661" calcext:value-type="float">
            <text:p>17.7216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3321" calcext:value-type="float">
            <text:p>1.53321</text:p>
          </table:table-cell>
          <table:table-cell office:value-type="float" office:value="1.103459" calcext:value-type="float">
            <text:p>1.103459</text:p>
          </table:table-cell>
          <table:table-cell office:value-type="float" office:value="17.319968" calcext:value-type="float">
            <text:p>17.3199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97219" calcext:value-type="float">
            <text:p>1.097219</text:p>
          </table:table-cell>
          <table:table-cell office:value-type="float" office:value="2.447367" calcext:value-type="float">
            <text:p>2.447367</text:p>
          </table:table-cell>
          <table:table-cell office:value-type="float" office:value="1.650354" calcext:value-type="float">
            <text:p>1.650354</text:p>
          </table:table-cell>
          <table:table-cell office:value-type="float" office:value="64.174557" calcext:value-type="float">
            <text:p>64.1745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493" calcext:value-type="float">
            <text:p>1.019493</text:p>
          </table:table-cell>
          <table:table-cell office:value-type="float" office:value="1.208404" calcext:value-type="float">
            <text:p>1.208404</text:p>
          </table:table-cell>
          <table:table-cell office:value-type="float" office:value="3.095684" calcext:value-type="float">
            <text:p>3.095684</text:p>
          </table:table-cell>
          <table:table-cell office:value-type="float" office:value="1.977075" calcext:value-type="float">
            <text:p>1.977075</text:p>
          </table:table-cell>
          <table:table-cell office:value-type="float" office:value="172.923873" calcext:value-type="float">
            <text:p>172.9238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2159" calcext:value-type="float">
            <text:p>1.002159</text:p>
          </table:table-cell>
          <table:table-cell office:value-type="float" office:value="1.132419" calcext:value-type="float">
            <text:p>1.132419</text:p>
          </table:table-cell>
          <table:table-cell office:value-type="float" office:value="2.249861" calcext:value-type="float">
            <text:p>2.249861</text:p>
          </table:table-cell>
          <table:table-cell office:value-type="float" office:value="1.539523" calcext:value-type="float">
            <text:p>1.539523</text:p>
          </table:table-cell>
          <table:table-cell office:value-type="float" office:value="96.375401" calcext:value-type="float">
            <text:p>96.3754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9572" calcext:value-type="float">
            <text:p>1.089572</text:p>
          </table:table-cell>
          <table:table-cell office:value-type="float" office:value="2.036706" calcext:value-type="float">
            <text:p>2.036706</text:p>
          </table:table-cell>
          <table:table-cell office:value-type="float" office:value="1.463259" calcext:value-type="float">
            <text:p>1.463259</text:p>
          </table:table-cell>
          <table:table-cell office:value-type="float" office:value="72.077673" calcext:value-type="float">
            <text:p>72.0776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8753" calcext:value-type="float">
            <text:p>1.038753</text:p>
          </table:table-cell>
          <table:table-cell office:value-type="float" office:value="1.964203" calcext:value-type="float">
            <text:p>1.964203</text:p>
          </table:table-cell>
          <table:table-cell office:value-type="float" office:value="1.324649" calcext:value-type="float">
            <text:p>1.324649</text:p>
          </table:table-cell>
          <table:table-cell office:value-type="float" office:value="63.934697" calcext:value-type="float">
            <text:p>63.9346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4277" calcext:value-type="float">
            <text:p>1.014277</text:p>
          </table:table-cell>
          <table:table-cell office:value-type="float" office:value="1.929587" calcext:value-type="float">
            <text:p>1.929587</text:p>
          </table:table-cell>
          <table:table-cell office:value-type="float" office:value="1.260274" calcext:value-type="float">
            <text:p>1.260274</text:p>
          </table:table-cell>
          <table:table-cell office:value-type="float" office:value="31.661726" calcext:value-type="float">
            <text:p>31.6617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5021" calcext:value-type="float">
            <text:p>1.005021</text:p>
          </table:table-cell>
          <table:table-cell office:value-type="float" office:value="1.610466" calcext:value-type="float">
            <text:p>1.610466</text:p>
          </table:table-cell>
          <table:table-cell office:value-type="float" office:value="1.122055" calcext:value-type="float">
            <text:p>1.122055</text:p>
          </table:table-cell>
          <table:table-cell office:value-type="float" office:value="19.832409" calcext:value-type="float">
            <text:p>19.8324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9794" calcext:value-type="float">
            <text:p>1.09794</text:p>
          </table:table-cell>
          <table:table-cell office:value-type="float" office:value="2.450234" calcext:value-type="float">
            <text:p>2.450234</text:p>
          </table:table-cell>
          <table:table-cell office:value-type="float" office:value="1.647267" calcext:value-type="float">
            <text:p>1.647267</text:p>
          </table:table-cell>
          <table:table-cell office:value-type="float" office:value="64.174557" calcext:value-type="float">
            <text:p>64.17455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80374" calcext:value-type="float">
            <text:p>1.080374</text:p>
          </table:table-cell>
          <table:table-cell office:value-type="float" office:value="2.137762" calcext:value-type="float">
            <text:p>2.137762</text:p>
          </table:table-cell>
          <table:table-cell office:value-type="float" office:value="1.581572" calcext:value-type="float">
            <text:p>1.581572</text:p>
          </table:table-cell>
          <table:table-cell office:value-type="float" office:value="55.650793" calcext:value-type="float">
            <text:p>55.6507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150491" calcext:value-type="float">
            <text:p>1.150491</text:p>
          </table:table-cell>
          <table:table-cell office:value-type="float" office:value="1.056581" calcext:value-type="float">
            <text:p>1.056581</text:p>
          </table:table-cell>
          <table:table-cell office:value-type="float" office:value="9.822423" calcext:value-type="float">
            <text:p>9.8224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5959" calcext:value-type="float">
            <text:p>1.015959</text:p>
          </table:table-cell>
          <table:table-cell office:value-type="float" office:value="1.295623" calcext:value-type="float">
            <text:p>1.295623</text:p>
          </table:table-cell>
          <table:table-cell office:value-type="float" office:value="1.136033" calcext:value-type="float">
            <text:p>1.136033</text:p>
          </table:table-cell>
          <table:table-cell office:value-type="float" office:value="44.460775" calcext:value-type="float">
            <text:p>44.4607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502" calcext:value-type="float">
            <text:p>1.019502</text:p>
          </table:table-cell>
          <table:table-cell office:value-type="float" office:value="1.252175" calcext:value-type="float">
            <text:p>1.252175</text:p>
          </table:table-cell>
          <table:table-cell office:value-type="float" office:value="1.180201" calcext:value-type="float">
            <text:p>1.180201</text:p>
          </table:table-cell>
          <table:table-cell office:value-type="float" office:value="7.378335" calcext:value-type="float">
            <text:p>7.3783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2039" calcext:value-type="float">
            <text:p>1.012039</text:p>
          </table:table-cell>
          <table:table-cell office:value-type="float" office:value="1.284345" calcext:value-type="float">
            <text:p>1.284345</text:p>
          </table:table-cell>
          <table:table-cell office:value-type="float" office:value="1.165049" calcext:value-type="float">
            <text:p>1.165049</text:p>
          </table:table-cell>
          <table:table-cell office:value-type="float" office:value="19.73867" calcext:value-type="float">
            <text:p>19.738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370087" calcext:value-type="float">
            <text:p>1.370087</text:p>
          </table:table-cell>
          <table:table-cell office:value-type="float" office:value="1.106037" calcext:value-type="float">
            <text:p>1.106037</text:p>
          </table:table-cell>
          <table:table-cell office:value-type="float" office:value="17.721661" calcext:value-type="float">
            <text:p>17.7216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2225" calcext:value-type="float">
            <text:p>1.502225</text:p>
          </table:table-cell>
          <table:table-cell office:value-type="float" office:value="1.099366" calcext:value-type="float">
            <text:p>1.099366</text:p>
          </table:table-cell>
          <table:table-cell office:value-type="float" office:value="17.319968" calcext:value-type="float">
            <text:p>17.3199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8828" calcext:value-type="float">
            <text:p>1.078828</text:p>
          </table:table-cell>
          <table:table-cell office:value-type="float" office:value="2.157412" calcext:value-type="float">
            <text:p>2.157412</text:p>
          </table:table-cell>
          <table:table-cell office:value-type="float" office:value="1.582576" calcext:value-type="float">
            <text:p>1.582576</text:p>
          </table:table-cell>
          <table:table-cell office:value-type="float" office:value="55.650793" calcext:value-type="float">
            <text:p>55.6507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9048" calcext:value-type="float">
            <text:p>1.019048</text:p>
          </table:table-cell>
          <table:table-cell office:value-type="float" office:value="1.202534" calcext:value-type="float">
            <text:p>1.202534</text:p>
          </table:table-cell>
          <table:table-cell office:value-type="float" office:value="2.853154" calcext:value-type="float">
            <text:p>2.853154</text:p>
          </table:table-cell>
          <table:table-cell office:value-type="float" office:value="1.85492" calcext:value-type="float">
            <text:p>1.85492</text:p>
          </table:table-cell>
          <table:table-cell office:value-type="float" office:value="172.923873" calcext:value-type="float">
            <text:p>172.9238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0928" calcext:value-type="float">
            <text:p>1.000928</text:p>
          </table:table-cell>
          <table:table-cell office:value-type="float" office:value="1.131704" calcext:value-type="float">
            <text:p>1.131704</text:p>
          </table:table-cell>
          <table:table-cell office:value-type="float" office:value="2.205925" calcext:value-type="float">
            <text:p>2.205925</text:p>
          </table:table-cell>
          <table:table-cell office:value-type="float" office:value="1.533757" calcext:value-type="float">
            <text:p>1.533757</text:p>
          </table:table-cell>
          <table:table-cell office:value-type="float" office:value="96.375401" calcext:value-type="float">
            <text:p>96.3754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4111" calcext:value-type="float">
            <text:p>1.084111</text:p>
          </table:table-cell>
          <table:table-cell office:value-type="float" office:value="1.883025" calcext:value-type="float">
            <text:p>1.883025</text:p>
          </table:table-cell>
          <table:table-cell office:value-type="float" office:value="1.454481" calcext:value-type="float">
            <text:p>1.454481</text:p>
          </table:table-cell>
          <table:table-cell office:value-type="float" office:value="72.077673" calcext:value-type="float">
            <text:p>72.0776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8753" calcext:value-type="float">
            <text:p>1.038753</text:p>
          </table:table-cell>
          <table:table-cell office:value-type="float" office:value="1.780866" calcext:value-type="float">
            <text:p>1.780866</text:p>
          </table:table-cell>
          <table:table-cell office:value-type="float" office:value="1.307638" calcext:value-type="float">
            <text:p>1.307638</text:p>
          </table:table-cell>
          <table:table-cell office:value-type="float" office:value="63.934697" calcext:value-type="float">
            <text:p>63.9346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2291" calcext:value-type="float">
            <text:p>1.012291</text:p>
          </table:table-cell>
          <table:table-cell office:value-type="float" office:value="1.819672" calcext:value-type="float">
            <text:p>1.819672</text:p>
          </table:table-cell>
          <table:table-cell office:value-type="float" office:value="1.227273" calcext:value-type="float">
            <text:p>1.227273</text:p>
          </table:table-cell>
          <table:table-cell office:value-type="float" office:value="31.661726" calcext:value-type="float">
            <text:p>31.6617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2738" calcext:value-type="float">
            <text:p>1.002738</text:p>
          </table:table-cell>
          <table:table-cell office:value-type="float" office:value="1.365622" calcext:value-type="float">
            <text:p>1.365622</text:p>
          </table:table-cell>
          <table:table-cell office:value-type="float" office:value="1.104853" calcext:value-type="float">
            <text:p>1.104853</text:p>
          </table:table-cell>
          <table:table-cell office:value-type="float" office:value="10.544138" calcext:value-type="float">
            <text:p>10.544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415" calcext:value-type="float">
            <text:p>1.08415</text:p>
          </table:table-cell>
          <table:table-cell office:value-type="float" office:value="2.203273" calcext:value-type="float">
            <text:p>2.203273</text:p>
          </table:table-cell>
          <table:table-cell office:value-type="float" office:value="1.58608" calcext:value-type="float">
            <text:p>1.58608</text:p>
          </table:table-cell>
          <table:table-cell office:value-type="float" office:value="55.650793" calcext:value-type="float">
            <text:p>55.650793</text:p>
          </table:table-cell>
          <table:table-cell table:number-columns-repeated="1011"/>
        </table:table-row>
      </table:table>
      <table:table table:name="Order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56378" calcext:value-type="float">
            <text:p>1.056378</text:p>
          </table:table-cell>
          <table:table-cell office:value-type="float" office:value="1.00729" calcext:value-type="float">
            <text:p>1.00729</text:p>
          </table:table-cell>
          <table:table-cell office:value-type="float" office:value="5.516811" calcext:value-type="float">
            <text:p>5.5168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fs-pre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7938" calcext:value-type="float">
            <text:p>1.047938</text:p>
          </table:table-cell>
          <table:table-cell office:value-type="float" office:value="1.007102" calcext:value-type="float">
            <text:p>1.007102</text:p>
          </table:table-cell>
          <table:table-cell office:value-type="float" office:value="5.516811" calcext:value-type="float">
            <text:p>5.5168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9515" calcext:value-type="float">
            <text:p>1.009515</text:p>
          </table:table-cell>
          <table:table-cell office:value-type="float" office:value="1" calcext:value-type="float">
            <text:p>1</text:p>
          </table:table-cell>
          <table:table-cell office:value-type="float" office:value="1.651363" calcext:value-type="float">
            <text:p>1.6513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in-pre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8894" calcext:value-type="float">
            <text:p>1.008894</text:p>
          </table:table-cell>
          <table:table-cell office:value-type="float" office:value="1" calcext:value-type="float">
            <text:p>1</text:p>
          </table:table-cell>
          <table:table-cell office:value-type="float" office:value="1.651363" calcext:value-type="float">
            <text:p>1.651363</text:p>
          </table:table-cell>
          <table:table-cell table:number-columns-repeated="1014"/>
        </table:table-row>
      </table:table>
      <table:table table:name="Saturation" table:style-name="ta1"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69139" calcext:value-type="float">
            <text:p>1.069139</text:p>
          </table:table-cell>
          <table:table-cell office:value-type="float" office:value="2.164682" calcext:value-type="float">
            <text:p>2.164682</text:p>
          </table:table-cell>
          <table:table-cell office:value-type="float" office:value="1.576928" calcext:value-type="float">
            <text:p>1.576928</text:p>
          </table:table-cell>
          <table:table-cell office:value-type="float" office:value="60.259092" calcext:value-type="float">
            <text:p>60.259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145842" calcext:value-type="float">
            <text:p>1.145842</text:p>
          </table:table-cell>
          <table:table-cell office:value-type="float" office:value="1.039614" calcext:value-type="float">
            <text:p>1.039614</text:p>
          </table:table-cell>
          <table:table-cell office:value-type="float" office:value="9.822423" calcext:value-type="float">
            <text:p>9.8224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1952" calcext:value-type="float">
            <text:p>1.011952</text:p>
          </table:table-cell>
          <table:table-cell office:value-type="float" office:value="1.283044" calcext:value-type="float">
            <text:p>1.283044</text:p>
          </table:table-cell>
          <table:table-cell office:value-type="float" office:value="1.125791" calcext:value-type="float">
            <text:p>1.125791</text:p>
          </table:table-cell>
          <table:table-cell office:value-type="float" office:value="43.235407" calcext:value-type="float">
            <text:p>43.235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3431" calcext:value-type="float">
            <text:p>1.013431</text:p>
          </table:table-cell>
          <table:table-cell office:value-type="float" office:value="1.23542" calcext:value-type="float">
            <text:p>1.23542</text:p>
          </table:table-cell>
          <table:table-cell office:value-type="float" office:value="1.153377" calcext:value-type="float">
            <text:p>1.153377</text:p>
          </table:table-cell>
          <table:table-cell office:value-type="float" office:value="7.162992" calcext:value-type="float">
            <text:p>7.1629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9807" calcext:value-type="float">
            <text:p>1.009807</text:p>
          </table:table-cell>
          <table:table-cell office:value-type="float" office:value="1.316698" calcext:value-type="float">
            <text:p>1.316698</text:p>
          </table:table-cell>
          <table:table-cell office:value-type="float" office:value="1.147812" calcext:value-type="float">
            <text:p>1.147812</text:p>
          </table:table-cell>
          <table:table-cell office:value-type="float" office:value="21.47049" calcext:value-type="float">
            <text:p>21.470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302881" calcext:value-type="float">
            <text:p>1.302881</text:p>
          </table:table-cell>
          <table:table-cell office:value-type="float" office:value="1.097827" calcext:value-type="float">
            <text:p>1.097827</text:p>
          </table:table-cell>
          <table:table-cell office:value-type="float" office:value="17.721661" calcext:value-type="float">
            <text:p>17.7216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296" calcext:value-type="float">
            <text:p>1.000296</text:p>
          </table:table-cell>
          <table:table-cell office:value-type="float" office:value="1.521207" calcext:value-type="float">
            <text:p>1.521207</text:p>
          </table:table-cell>
          <table:table-cell office:value-type="float" office:value="1.108802" calcext:value-type="float">
            <text:p>1.108802</text:p>
          </table:table-cell>
          <table:table-cell office:value-type="float" office:value="17.319968" calcext:value-type="float">
            <text:p>17.319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596" calcext:value-type="float">
            <text:p>1.06596</text:p>
          </table:table-cell>
          <table:table-cell office:value-type="float" office:value="2.157891" calcext:value-type="float">
            <text:p>2.157891</text:p>
          </table:table-cell>
          <table:table-cell office:value-type="float" office:value="1.576928" calcext:value-type="float">
            <text:p>1.576928</text:p>
          </table:table-cell>
          <table:table-cell office:value-type="float" office:value="60.259092" calcext:value-type="float">
            <text:p>60.259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4015" calcext:value-type="float">
            <text:p>1.014015</text:p>
          </table:table-cell>
          <table:table-cell office:value-type="float" office:value="1.196932" calcext:value-type="float">
            <text:p>1.196932</text:p>
          </table:table-cell>
          <table:table-cell office:value-type="float" office:value="3.01343" calcext:value-type="float">
            <text:p>3.01343</text:p>
          </table:table-cell>
          <table:table-cell office:value-type="float" office:value="1.91916" calcext:value-type="float">
            <text:p>1.91916</text:p>
          </table:table-cell>
          <table:table-cell office:value-type="float" office:value="172.923873" calcext:value-type="float">
            <text:p>172.9238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3114" calcext:value-type="float">
            <text:p>1.13114</text:p>
          </table:table-cell>
          <table:table-cell office:value-type="float" office:value="2.225837" calcext:value-type="float">
            <text:p>2.225837</text:p>
          </table:table-cell>
          <table:table-cell office:value-type="float" office:value="1.525799" calcext:value-type="float">
            <text:p>1.525799</text:p>
          </table:table-cell>
          <table:table-cell office:value-type="float" office:value="96.375401" calcext:value-type="float">
            <text:p>96.3754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80782" calcext:value-type="float">
            <text:p>1.080782</text:p>
          </table:table-cell>
          <table:table-cell office:value-type="float" office:value="2.002478" calcext:value-type="float">
            <text:p>2.002478</text:p>
          </table:table-cell>
          <table:table-cell office:value-type="float" office:value="1.456908" calcext:value-type="float">
            <text:p>1.456908</text:p>
          </table:table-cell>
          <table:table-cell office:value-type="float" office:value="72.077673" calcext:value-type="float">
            <text:p>72.0776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4187" calcext:value-type="float">
            <text:p>1.034187</text:p>
          </table:table-cell>
          <table:table-cell office:value-type="float" office:value="1.90992" calcext:value-type="float">
            <text:p>1.90992</text:p>
          </table:table-cell>
          <table:table-cell office:value-type="float" office:value="1.284798" calcext:value-type="float">
            <text:p>1.284798</text:p>
          </table:table-cell>
          <table:table-cell office:value-type="float" office:value="63.934697" calcext:value-type="float">
            <text:p>63.9346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7821" calcext:value-type="float">
            <text:p>1.007821</text:p>
          </table:table-cell>
          <table:table-cell office:value-type="float" office:value="1.740737" calcext:value-type="float">
            <text:p>1.740737</text:p>
          </table:table-cell>
          <table:table-cell office:value-type="float" office:value="1.242022" calcext:value-type="float">
            <text:p>1.242022</text:p>
          </table:table-cell>
          <table:table-cell office:value-type="float" office:value="31.661726" calcext:value-type="float">
            <text:p>31.6617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5785" calcext:value-type="float">
            <text:p>1.005785</text:p>
          </table:table-cell>
          <table:table-cell office:value-type="float" office:value="1.613918" calcext:value-type="float">
            <text:p>1.613918</text:p>
          </table:table-cell>
          <table:table-cell office:value-type="float" office:value="1.2421" calcext:value-type="float">
            <text:p>1.2421</text:p>
          </table:table-cell>
          <table:table-cell office:value-type="float" office:value="19.832409" calcext:value-type="float">
            <text:p>19.8324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69139" calcext:value-type="float">
            <text:p>1.069139</text:p>
          </table:table-cell>
          <table:table-cell office:value-type="float" office:value="2.142771" calcext:value-type="float">
            <text:p>2.142771</text:p>
          </table:table-cell>
          <table:table-cell office:value-type="float" office:value="1.576928" calcext:value-type="float">
            <text:p>1.576928</text:p>
          </table:table-cell>
          <table:table-cell office:value-type="float" office:value="60.259092" calcext:value-type="float">
            <text:p>60.259092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trategy.A1:Strategy.G1048576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Order.A1:Order.F5" table:orientation="column"/>
        <table:database-range table:name="__Anonymous_Sheet_DB__2" table:target-range-address="Saturation.A1:Saturation.G16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26:38.244506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16:16.341013403</meta:creation-date>
    <dc:date>2016-09-16T15:29:30.297087738</dc:date>
    <meta:editing-duration>PT3M17S</meta:editing-duration>
    <meta:editing-cycles>5</meta:editing-cycles>
    <meta:generator>LibreOffice/4.2.8.2$Linux_X86_64 LibreOffice_project/420m0$Build-2</meta:generator>
    <meta:document-statistic meta:table-count="3" meta:cell-count="707" meta:object-count="0"/>
  </office:meta>
</office:document-meta>
</file>